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00ff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Monospace" fo:font-size="16pt" style:font-name-asian="Monospace" style:font-size-asian="16pt" style:font-name-complex="Monospace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style:font-name-asian="Monospace" style:font-size-asian="12pt" style:font-name-complex="Monospace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solid" style:text-underline-width="auto" style:text-underline-color="font-color" fo:font-weight="bold" style:font-name-asian="Monospace" style:font-size-asian="14pt" style:font-weight-asian="bold" style:font-name-complex="Monospace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style:font-name-asian="Monospace" style:font-size-asian="14pt" style:font-name-complex="Monospace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6pt" style:font-name-asian="Monospace" style:font-size-asian="16pt" style:font-name-complex="Monospace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420e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ff420e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text-align="start" style:justify-single-word="false"/>
      <style:text-properties fo:color="#ff420e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style:font-name-asian="Monospace" style:font-size-asian="14pt" style:font-weight-asian="bold" style:font-name-complex="Monospace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5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3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3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3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4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2a00ff"/>
    </style:style>
    <style:style style:name="T10" style:family="text">
      <style:text-properties fo:color="#2a00ff" style:text-underline-style="none"/>
    </style:style>
    <style:style style:name="T11" style:family="text">
      <style:text-properties fo:color="#2a00ff" style:text-underline-style="none" fo:font-weight="bold" style:font-weight-asian="bold" style:font-weight-complex="bold"/>
    </style:style>
    <style:style style:name="T12" style:family="text">
      <style:text-properties fo:color="#2a00ff" fo:font-weight="bold" style:font-weight-asian="bold" style:font-weight-complex="bold"/>
    </style:style>
    <style:style style:name="T13" style:family="text">
      <style:text-properties fo:color="#7f0055" style:text-underline-style="none"/>
    </style:style>
    <style:style style:name="T14" style:family="text">
      <style:text-properties fo:color="#7f0055" style:text-underline-style="none" fo:font-weight="bold" style:font-weight-asian="bold" style:font-weight-complex="bold"/>
    </style:style>
    <style:style style:name="T15" style:family="text">
      <style:text-properties fo:color="#7f0055"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ff420e"/>
    </style:style>
    <style:style style:name="T17" style:family="text">
      <style:text-properties fo:color="#ff420e" style:text-underline-style="none" fo:font-weight="bold" style:font-weight-asian="bold" style:font-weight-complex="bold"/>
    </style:style>
    <style:style style:name="T18" style:family="text">
      <style:text-properties fo:color="#ff420e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ff"/>
    </style:style>
    <style:style style:name="T24" style:family="text">
      <style:text-properties fo:color="#0000ff" style:text-underline-style="none" fo:font-weight="bold" style:font-weight-asian="bold" style:font-weight-complex="bold"/>
    </style:style>
    <style:style style:name="T25" style:family="text">
      <style:text-properties fo:color="#0000ff"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Liberation Serif" fo:font-size="12pt" style:text-underline-style="non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HL SPECS</text:p>
      <text:p text:style-name="P2"/>
      <text:p text:style-name="P2"/>
      <text:p text:style-name="P30">Controllers</text:p>
      <text:p text:style-name="P2"/>
      <text:p text:style-name="P29">Activities Controller</text:p>
      <text:p text:style-name="P1"/>
      <text:p text:style-name="P3">'index'</text:p>
      <text:p text:style-name="P35"><text:span text:style-name="T1"><text:s text:c="4"/>it </text:span><text:span text:style-name="T9">"returns http success"</text:span></text:p>
      <text:p text:style-name="P5"><text:span text:style-name="T1"/></text:p>
      <text:p text:style-name="P3"/>
      <text:p text:style-name="P29">Books Controller</text:p>
      <text:p text:style-name="P1"/>
      <text:p text:style-name="P3">'index'</text:p>
      <text:p text:style-name="P5"><text:span text:style-name="T1"><text:s text:c="5"/>it </text:span><text:span text:style-name="T9">"returns http success"</text:span></text:p>
      <text:p text:style-name="P7"><text:span text:style-name="T2"><text:s text:c="4"/></text:span><text:span text:style-name="T1"><text:s/>it </text:span><text:span text:style-name="T9">"should display an image for each book"</text:span></text:p>
      <text:p text:style-name="P7"><text:span text:style-name="T1"><text:s text:c="5"/>it </text:span><text:span text:style-name="T9">"should display correct total number of books"</text:span></text:p>
      <text:p text:style-name="P7"><text:span text:style-name="T1"><text:s text:c="5"/>it </text:span><text:span text:style-name="T9">"should display details link for each book"</text:span></text:p>
      <text:p text:style-name="P7"><text:span text:style-name="T1"><text:s text:c="5"/>it </text:span><text:span text:style-name="T9">"should display add to collection link if user signed in"</text:span></text:p>
      <text:p text:style-name="P7"><text:span text:style-name="T1"><text:s text:c="5"/>it </text:span><text:span text:style-name="T9">"should not have add to collection link if user is not signed in"</text:span></text:p>
      <text:p text:style-name="P7"><text:span text:style-name="T1"><text:s text:c="5"/>it </text:span><text:span text:style-name="T9">"should display read and detail links for each book"</text:span></text:p>
      <text:p text:style-name="P7"><text:span text:style-name="T1"><text:s text:c="5"/>it </text:span><text:span text:style-name="T9">"should have link for each author"</text:span></text:p>
      <text:p text:style-name="P7"><text:span text:style-name="T1"><text:s text:c="5"/>it </text:span><text:span text:style-name="T9">"should have open links for names"</text:span></text:p>
      <text:p text:style-name="P7"><text:span text:style-name="T1"><text:s text:c="5"/>it </text:span><text:span text:style-name="T9">"should have open links for languages"</text:span></text:p>
      <text:p text:style-name="P7"><text:span text:style-name="T1"><text:s text:c="5"/>it </text:span><text:span text:style-name="T9">"should have open links for geo locations"</text:span></text:p>
      <text:p text:style-name="P7"><text:span text:style-name="T1"><text:s text:c="5"/>it </text:span><text:span text:style-name="T9">"should have open links for subjects"</text:span></text:p>
      <text:p text:style-name="P7"><text:span text:style-name="T1"><text:s text:c="5"/>it </text:span><text:span text:style-name="T9">"should have a search bar"</text:span></text:p>
      <text:p text:style-name="P7"><text:span text:style-name="T1"><text:s text:c="5"/>it </text:span><text:span text:style-name="T9">"should have a pagination bar"</text:span></text:p>
      <text:p text:style-name="P7"><text:span text:style-name="T1"><text:s text:c="5"/>it </text:span><text:span text:style-name="T23">"should display the right column" </text:span></text:p>
      <text:p text:style-name="P9"><text:span text:style-name="T18"><text:tab/><text:tab/></text:span><text:span text:style-name="T5">Description: </text:span><text:span text:style-name="T6">The right column displays the name and the number of each occurrences for <text:s/>each (author, language, publisher,tagged specie, regional affiliation and subject)</text:span></text:p>
      <text:p text:style-name="P7"><text:span text:style-name="T1"><text:s text:c="5"/>it</text:span><text:span text:style-name="T16"> </text:span><text:span text:style-name="T23">"should have by author"</text:span></text:p>
      <text:p text:style-name="P7"><text:span text:style-name="T16"><text:s text:c="9"/></text:span><text:span text:style-name="T23"><text:s/></text:span><text:span text:style-name="T1">Description</text:span><text:span text:style-name="T23">:</text:span><text:span text:style-name="T1"> </text:span><text:span text:style-name="T8">check that the name of the author of the book is displayed.</text:span></text:p>
      <text:p text:style-name="P7"><text:span text:style-name="T1"><text:s text:c="5"/>it </text:span><text:span text:style-name="T9">"should sort books by rate asc"</text:span><text:span text:style-name="T1"> </text:span></text:p>
      <text:p text:style-name="P7"><text:span text:style-name="T1"><text:s text:c="5"/>it </text:span><text:span text:style-name="T9">"should sort books by rate desc"</text:span></text:p>
      <text:p text:style-name="P7"><text:span text:style-name="T1"><text:s text:c="5"/>it </text:span><text:span text:style-name="T9">"should sort books by views asc"</text:span></text:p>
      <text:p text:style-name="P7"><text:span text:style-name="T1"><text:s text:c="5"/>it </text:span><text:span text:style-name="T9">"should sort books by views desc"</text:span></text:p>
      <text:p text:style-name="P7"><text:span text:style-name="T1"><text:s text:c="5"/>it </text:span><text:span text:style-name="T9">"should sort books by title asc"</text:span></text:p>
      <text:p text:style-name="P7"><text:span text:style-name="T1"><text:s text:c="5"/>it </text:span><text:span text:style-name="T9">"should sort books by title desc"</text:span></text:p>
      <text:p text:style-name="P7"><text:span text:style-name="T1"><text:s text:c="5"/>it </text:span><text:span text:style-name="T9">'should have save query button <text:s/>if user is logged in and performed search action'</text:span><text:span text:style-name="T1"> </text:span></text:p>
      <text:p text:style-name="P4"><text:span text:style-name="T1"/></text:p>
      <text:p text:style-name="P5"><text:span text:style-name="T1">'auto complete'</text:span></text:p>
      <text:p text:style-name="P4"><text:span text:style-name="T3"><text:s text:c="4"/></text:span><text:span text:style-name="T4">Before testing 2 books with different titles have been inserted in test database.</text:span><text:span text:style-name="T8"> <text:s/></text:span><text:span text:style-name="T7"><text:s/></text:span><text:span text:style-name="T1"><text:s text:c="7"/><text:tab/></text:span></text:p>
      <text:p text:style-name="P4"><text:span text:style-name="T7"><text:s text:c="5"/>it</text:span><text:span text:style-name="T25"> "should return 2 book titles"</text:span></text:p>
      <text:p text:style-name="P4"><text:span text:style-name="T16"/></text:p>
      <text:p text:style-name="P10">'show'</text:p>
      <text:p text:style-name="P10"><text:s text:c="4"/>it <text:span text:style-name="T9">"returns http success"</text:span></text:p>
      <text:p text:style-name="P4"><text:span text:style-name="T1"><text:s text:c="3"/></text:span><text:span text:style-name="T7"><text:s/>it </text:span><text:span text:style-name="T12">"should add record in history table when visit read tab"</text:span></text:p>
      <text:p text:style-name="P7"><text:span text:style-name="T9"><text:s text:c="4"/></text:span><text:span text:style-name="T1">it </text:span><text:span text:style-name="T9">"should have the right book title"</text:span></text:p>
      <text:p text:style-name="P7"><text:span text:style-name="T1"><text:s text:c="4"/>it </text:span><text:span text:style-name="T9">"should have book title"</text:span></text:p>
      <text:p text:style-name="P7"><text:span text:style-name="T1"><text:s text:c="4"/>it </text:span><text:span text:style-name="T9">"should have add to collection link if user signed in"</text:span></text:p>
      <text:p text:style-name="P7"><text:soft-page-break/><text:span text:style-name="T1"><text:s text:c="4"/>it </text:span><text:span text:style-name="T9">"should not have add to collection link if user is not signed in"</text:span></text:p>
      <text:p text:style-name="P7"><text:span text:style-name="T1"><text:s text:c="4"/>it </text:span><text:span text:style-name="T9">"should have read book button links to the read book page"</text:span></text:p>
      <text:p text:style-name="P7"><text:span text:style-name="T1"><text:s text:c="4"/>it </text:span><text:span text:style-name="T9">"should have an image for the book"</text:span></text:p>
      <text:p text:style-name="P7"><text:span text:style-name="T1"><text:s text:c="4"/>it </text:span><text:span text:style-name="T9">"should have link to mods tab"</text:span></text:p>
      <text:p text:style-name="P7"><text:span text:style-name="T1"><text:s text:c="4"/>it </text:span><text:span text:style-name="T9">"should have link to bibtex tab"</text:span></text:p>
      <text:p text:style-name="P7"><text:span text:style-name="T1"><text:s text:c="4"/>it </text:span><text:span text:style-name="T9">"should have link to endnote tab"</text:span></text:p>
      <text:p text:style-name="P7"><text:span text:style-name="T1"><text:s/></text:span><text:span text:style-name="T16"><text:s text:c="3"/>it "should display author only if it exists in the meta data"</text:span></text:p>
      <text:p text:style-name="P28"><text:s text:c="4"/>it "should display Genre only if it exists in the meta data"</text:p>
      <text:p text:style-name="P28"><text:s text:c="4"/>it "should display book name only if it exists in the meta data"</text:p>
      <text:p text:style-name="P28"><text:s text:c="4"/>it "should not contains 'and more' when names are less than 5"</text:p>
      <text:p text:style-name="P26"><text:span text:style-name="T22"><text:s text:c="4"/>it "should contains 'and more' with the correct number when names are greater</text:span> <text:span text:style-name="T22">than 5"</text:span></text:p>
      <text:p text:style-name="P7"><text:span text:style-name="T1"><text:s text:c="4"/>it </text:span><text:span text:style-name="T9">"should display form for creating new comment when user is signed in"</text:span></text:p>
      <text:p text:style-name="P34"><text:span text:style-name="T1"><text:s text:c="4"/>it </text:span><text:span text:style-name="T9">"should not display form for creating new comment when user is not signed in"</text:span></text:p>
      <text:p text:style-name="P6"><text:span text:style-name="T1"/></text:p>
      <text:p text:style-name="P31"><text:span text:style-name="T1">Browse Controller</text:span></text:p>
      <text:p text:style-name="P12"><text:span text:style-name="T20">'</text:span><text:span text:style-name="T22">subjects</text:span><text:span text:style-name="T20">'</text:span></text:p>
      <text:p text:style-name="P7"><text:span text:style-name="T1"><text:s text:c="4"/>it </text:span><text:span text:style-name="T9">"should be success"</text:span></text:p>
      <text:p text:style-name="P7"><text:span text:style-name="T1"><text:s text:c="4"/>it </text:span><text:span text:style-name="T9">"should have title"</text:span></text:p>
      <text:p text:style-name="P7"><text:span text:style-name="T1"><text:s text:c="4"/>it </text:span><text:span text:style-name="T9">"should have search bar"</text:span></text:p>
      <text:p text:style-name="P7"><text:span text:style-name="T1"><text:s text:c="4"/>it </text:span><text:span text:style-name="T9">"should have letters as search links"</text:span></text:p>
      <text:p text:style-name="P7"><text:span text:style-name="T1"><text:s text:c="4"/>it </text:span><text:span text:style-name="T9">"should search for the entered value"</text:span></text:p>
      <text:p text:style-name="P4"><text:span text:style-name="T9"/></text:p>
      <text:p text:style-name="P12"><text:span text:style-name="T11">'</text:span><text:span text:style-name="T20">authors</text:span><text:span text:style-name="T11">'</text:span></text:p>
      <text:p text:style-name="P12"><text:span text:style-name="T20"><text:s text:c="4"/>it </text:span><text:span text:style-name="T11">"should be success”</text:span></text:p>
      <text:p text:style-name="P12"><text:span text:style-name="T20"><text:s text:c="4"/>it </text:span><text:span text:style-name="T11">"should have title"</text:span></text:p>
      <text:p text:style-name="P12"><text:span text:style-name="T20"><text:s text:c="4"/>it </text:span><text:span text:style-name="T11">"should have search bar"</text:span></text:p>
      <text:p text:style-name="P12"><text:span text:style-name="T20"><text:s text:c="4"/>it </text:span><text:span text:style-name="T11">"should have letters as search links"</text:span></text:p>
      <text:p text:style-name="P12"><text:span text:style-name="T20"><text:s text:c="4"/>it </text:span><text:span text:style-name="T11">"should search when click on a letter"</text:span></text:p>
      <text:p text:style-name="P12"><text:span text:style-name="T20"><text:s text:c="4"/>it </text:span><text:span text:style-name="T11">"should search for the entered value"</text:span></text:p>
      <text:p text:style-name="P36"><text:span text:style-name="T11"/></text:p>
      <text:p text:style-name="P12"><text:span text:style-name="T11"/></text:p>
      <text:p text:style-name="P20"><text:span text:style-name="T22">Geographics Controller</text:span></text:p>
      <text:p text:style-name="P3">'index'</text:p>
      <text:p text:style-name="P37"><text:s text:c="4"/>it <text:span text:style-name="T9">"returns http success"</text:span></text:p>
      <text:p text:style-name="P10"><text:span text:style-name="T9"/></text:p>
      <text:p text:style-name="P10"><text:span text:style-name="T9"/></text:p>
      <text:p text:style-name="P20"><text:span text:style-name="T22">Names Controller</text:span></text:p>
      <text:p text:style-name="P13"/>
      <text:p text:style-name="P12"><text:span text:style-name="T11">'</text:span><text:span text:style-name="T20">index</text:span><text:span text:style-name="T11">'</text:span></text:p>
      <text:p text:style-name="P12"><text:span text:style-name="T20"><text:s text:c="4"/>it </text:span><text:span text:style-name="T11">"returns http success"</text:span></text:p>
      <text:p text:style-name="P12"><text:span text:style-name="T20"><text:s text:c="4"/></text:span><text:span text:style-name="T17">it "should have right panel"</text:span></text:p>
      <text:p text:style-name="P12"><text:span text:style-name="T20">Description: </text:span><text:span text:style-name="T21">right panel contains a guide for telling BHL users how to display information found in Tree of life.</text:span></text:p>
      <text:p text:style-name="P12"><text:span text:style-name="T20"><text:s text:c="4"/>it </text:span><text:span text:style-name="T11">"should have species details"</text:span></text:p>
      <text:p text:style-name="P12"><text:span text:style-name="T20"><text:s text:c="4"/>it </text:span><text:span text:style-name="T11">"should have the number of books found"</text:span></text:p>
      <text:p text:style-name="P12"><text:span text:style-name="T11"/></text:p>
      <text:p text:style-name="P12"><text:span text:style-name="T20">'show'</text:span></text:p>
      <text:p text:style-name="P12"><text:span text:style-name="T20"><text:s text:c="4"/>it </text:span><text:span text:style-name="T11">"returns kingdoms"</text:span></text:p>
      <text:p text:style-name="P12"><text:span text:style-name="T11"/></text:p>
      <text:p text:style-name="P12"><text:span text:style-name="T20">'get_content'</text:span></text:p>
      <text:p text:style-name="P12"><text:span text:style-name="T20"><text:s text:c="4"/>it </text:span><text:span text:style-name="T11">"returns name of a taxon"</text:span></text:p>
      <text:p text:style-name="P36"><text:span text:style-name="T11"/></text:p>
      <text:p text:style-name="P12"><text:span text:style-name="T11"/></text:p>
      <text:p text:style-name="P20"><text:soft-page-break/><text:span text:style-name="T22">User Search History Controller</text:span></text:p>
      <text:p text:style-name="P12"><text:span text:style-name="T20">'saved queries'</text:span></text:p>
      <text:p text:style-name="P12"><text:span text:style-name="T20"><text:s text:c="6"/>it </text:span><text:span text:style-name="T11">"should save user search query"</text:span></text:p>
      <text:p text:style-name="P12"><text:span text:style-name="T20"><text:s text:c="6"/>it </text:span><text:span text:style-name="T11">"should destroy user search query"</text:span></text:p>
      <text:p text:style-name="P12"><text:span text:style-name="T11"/></text:p>
      <text:p text:style-name="P12"><text:span text:style-name="T20">'recently_viewed'</text:span></text:p>
      <text:p text:style-name="P26"><text:span text:style-name="T20"><text:s text:c="6"/></text:span><text:span text:style-name="T3">it</text:span><text:span text:style-name="T24"> "should delete history and decrease the number of books found when click on delete link"</text:span></text:p>
      <text:p text:style-name="P32"><text:span text:style-name="T20"><text:s text:c="6"/></text:span><text:span text:style-name="T3">it</text:span><text:span text:style-name="T20"> "should not delete when user is not logged in"</text:span></text:p>
      <text:p text:style-name="P41"><text:span text:style-name="T20"><text:s text:c="6"/></text:span><text:span text:style-name="T3">it</text:span><text:span text:style-name="T20"> "should redirect to the same page"</text:span></text:p>
      <text:p text:style-name="P12"><text:span text:style-name="T11"/></text:p>
      <text:p text:style-name="P20"><text:span text:style-name="T22">Collections Controller</text:span></text:p>
      <text:p text:style-name="P12"><text:span text:style-name="T20">'manage collections'</text:span></text:p>
      <text:p text:style-name="P12"><text:span text:style-name="T20"><text:s text:c="8"/>it </text:span><text:span text:style-name="T11">"should not display collection page for unsigned user"</text:span><text:span text:style-name="T20"> </text:span></text:p>
      <text:p text:style-name="P12"><text:span text:style-name="T20"><text:s text:c="8"/>it </text:span><text:span text:style-name="T11">"should not display private collection page for unauthenticated user"</text:span></text:p>
      <text:p text:style-name="P4"><text:span text:style-name="T3">'list books of current user's private collection'</text:span></text:p>
      <text:p text:style-name="P4"><text:span text:style-name="T3"><text:s text:c="8"/>it</text:span><text:span text:style-name="T24"> "should list all books in my private collection"</text:span></text:p>
      <text:p text:style-name="P4"><text:span text:style-name="T3"><text:s text:c="8"/>it </text:span><text:span text:style-name="T11">"should have an open link for each book in my private collection"</text:span><text:span text:style-name="T3"> </text:span></text:p>
      <text:p text:style-name="P4"><text:span text:style-name="T3"><text:s text:c="8"/>it </text:span><text:span text:style-name="T11">"should have an detail link for each book in my private collection"</text:span></text:p>
      <text:p text:style-name="P4"><text:span text:style-name="T3"><text:s text:c="8"/>it </text:span><text:span text:style-name="T11">"should have a read book link for each book in my private collection"</text:span><text:span text:style-name="T3"> </text:span></text:p>
      <text:p text:style-name="P4"><text:span text:style-name="T3"><text:s text:c="8"/>it </text:span><text:span text:style-name="T11">"should display order for each book in my private collection"</text:span></text:p>
      <text:p text:style-name="P4"><text:span text:style-name="T3"><text:s text:c="8"/>it </text:span><text:span text:style-name="T11">"should display sort links for each book in my private collection"</text:span></text:p>
      <text:p text:style-name="P4"><text:span text:style-name="T3"><text:s text:c="8"/>it </text:span><text:span text:style-name="T11">"should have a delete link for each book in my private collection"</text:span></text:p>
      <text:p text:style-name="P4"><text:span text:style-name="T3"><text:s text:c="8"/>it </text:span><text:span text:style-name="T11">"should have pagination bar for listing books in my private collection"</text:span></text:p>
      <text:p text:style-name="P4"><text:span text:style-name="T3"><text:s text:c="8"/>it </text:span><text:span text:style-name="T11">"should delete book from collection"</text:span></text:p>
      <text:p text:style-name="P4"><text:span text:style-name="T3"><text:s text:c="8"/>it </text:span><text:span text:style-name="T11">"should change book order to higher order"</text:span></text:p>
      <text:p text:style-name="P4"><text:span text:style-name="T3"><text:s text:c="8"/>it </text:span><text:span text:style-name="T11">"should change book order to lower order"</text:span></text:p>
      <text:p text:style-name="P4"><text:span text:style-name="T11"/></text:p>
      <text:p text:style-name="P4"><text:span text:style-name="T3">'list books of current user's public collection' <text:s/></text:span></text:p>
      <text:p text:style-name="P4"><text:span text:style-name="T3"><text:s text:c="8"/>it </text:span><text:span text:style-name="T11">"should list all books in my public collection"</text:span></text:p>
      <text:p text:style-name="P4"><text:span text:style-name="T3"><text:s text:c="8"/>it </text:span><text:span text:style-name="T11">"should have an open link for each book in my public collection"</text:span></text:p>
      <text:p text:style-name="P4"><text:span text:style-name="T3"><text:s text:c="8"/>it </text:span><text:span text:style-name="T11">"should have a open link for each book in my public collection"</text:span></text:p>
      <text:p text:style-name="P4"><text:span text:style-name="T3"><text:s text:c="8"/>it </text:span><text:span text:style-name="T11">"should have a detail link for each book in my public collection"</text:span></text:p>
      <text:p text:style-name="P4"><text:span text:style-name="T3"><text:s text:c="8"/>it </text:span><text:span text:style-name="T11">"should display order for each book in my public collection"</text:span></text:p>
      <text:p text:style-name="P4"><text:span text:style-name="T3"><text:s text:c="8"/>it </text:span><text:span text:style-name="T11">"should display the date of addition of the book to this collection"</text:span></text:p>
      <text:p text:style-name="P4"><text:span text:style-name="T3"><text:s text:c="8"/>it </text:span><text:span text:style-name="T11">"should display sort links for each book in my public collection"</text:span></text:p>
      <text:p text:style-name="P4"><text:span text:style-name="T3"><text:s text:c="8"/>it </text:span><text:span text:style-name="T11">"should have a delete link for each book in my public collection"</text:span></text:p>
      <text:p text:style-name="P4"><text:span text:style-name="T3"><text:s text:c="8"/>it </text:span><text:span text:style-name="T11">"should have pagination bar for listing books in my public collection"</text:span></text:p>
      <text:p text:style-name="P4"><text:span text:style-name="T3"><text:s text:c="8"/>it </text:span><text:span text:style-name="T11">"should delete book from my public collection"</text:span></text:p>
      <text:p text:style-name="P4"><text:span text:style-name="T3"><text:s text:c="8"/>it </text:span><text:span text:style-name="T11">"should change book order to higher order"</text:span></text:p>
      <text:p text:style-name="P4"><text:span text:style-name="T3"><text:s text:c="8"/>it </text:span><text:span text:style-name="T11">"should change book order to lower order"</text:span></text:p>
      <text:p text:style-name="P4"><text:span text:style-name="T3"/></text:p>
      <text:p text:style-name="P4"><text:span text:style-name="T3">'list books of public collection for other user'</text:span></text:p>
      <text:p text:style-name="P4"><text:span text:style-name="T3"><text:s text:c="8"/>it </text:span><text:span text:style-name="T11">"should list all books in other public collection"</text:span></text:p>
      <text:p text:style-name="P4"><text:span text:style-name="T3"><text:s text:c="8"/>it </text:span><text:span text:style-name="T11">"should have an read link for each book in other public collection"</text:span></text:p>
      <text:p text:style-name="P4"><text:span text:style-name="T3"><text:s text:c="8"/>it </text:span><text:span text:style-name="T11">"should have a open link for each book in other public collection"</text:span></text:p>
      <text:p text:style-name="P4"><text:span text:style-name="T3"><text:s text:c="8"/>it </text:span><text:span text:style-name="T11">"should have a detail link for each book in other public collection"</text:span></text:p>
      <text:p text:style-name="P4"><text:span text:style-name="T3"><text:s text:c="8"/>it </text:span><text:span text:style-name="T11">"should display order for each book in other public collection"</text:span></text:p>
      <text:p text:style-name="P4"><text:span text:style-name="T3"><text:s text:c="8"/>it </text:span><text:span text:style-name="T11">"should list all books in other public collection"</text:span></text:p>
      <text:p text:style-name="P4"><text:span text:style-name="T3"><text:s text:c="8"/>it </text:span><text:span text:style-name="T11">"should have an open link for each book in other public collection"</text:span></text:p>
      <text:p text:style-name="P4"><text:span text:style-name="T3"><text:s text:c="8"/>it </text:span><text:span text:style-name="T11">"should have a brief link for each book in other public collection"</text:span></text:p>
      <text:p text:style-name="P4"><text:span text:style-name="T3"><text:s text:c="8"/>it </text:span><text:span text:style-name="T11">"should display order for each book in other public collection"</text:span></text:p>
      <text:p text:style-name="P4"><text:span text:style-name="T3"><text:s text:c="8"/>it </text:span><text:span text:style-name="T11">"should display the date of addition of the book to this collection"</text:span></text:p>
      <text:p text:style-name="P4"><text:span text:style-name="T3"><text:s text:c="8"/>it </text:span><text:span text:style-name="T11">"should not have sorting arrows"</text:span></text:p>
      <text:p text:style-name="P4"><text:span text:style-name="T3"><text:s text:c="8"/>it </text:span><text:span text:style-name="T11">"should not have delete link"</text:span></text:p>
      <text:p text:style-name="P4"><text:span text:style-name="T3"><text:s text:c="8"/>it </text:span><text:span text:style-name="T11">"should have pagination bar"</text:span></text:p>
      <text:p text:style-name="P4"><text:span text:style-name="T3"/></text:p>
      <text:p text:style-name="P12"><text:soft-page-break/><text:span text:style-name="T20">'destroy collection'</text:span></text:p>
      <text:p text:style-name="P12"><text:span text:style-name="T20"><text:s text:c="6"/>it </text:span><text:span text:style-name="T11">"should destroy my private collection"</text:span></text:p>
      <text:p text:style-name="P12"><text:span text:style-name="T20"><text:s text:c="6"/>it </text:span><text:span text:style-name="T11">"should destroy my public collection"</text:span></text:p>
      <text:p text:style-name="P12"><text:span text:style-name="T20"><text:s text:c="6"/>it </text:span><text:span text:style-name="T11">"should not destroy a collection if the user not signed in"</text:span></text:p>
      <text:p text:style-name="P12"><text:span text:style-name="T20"><text:s text:c="6"/>it </text:span><text:span text:style-name="T11">"should not destroy a collection owned by another user"</text:span></text:p>
      <text:p text:style-name="P12"><text:span text:style-name="T11"/></text:p>
      <text:p text:style-name="P12"><text:span text:style-name="T20">'edit collection'</text:span></text:p>
      <text:p text:style-name="P12"><text:span text:style-name="T20"><text:s text:c="6"/>it </text:span><text:span text:style-name="T11">"should have an option to edit collection title"</text:span></text:p>
      <text:p text:style-name="P12"><text:span text:style-name="T20"><text:s text:c="6"/>it </text:span><text:span text:style-name="T11">"should have an option to edit collection description"</text:span></text:p>
      <text:p text:style-name="P12"><text:span text:style-name="T20"><text:s text:c="6"/>it </text:span><text:span text:style-name="T11">"should have an option to edit collection visibility"</text:span></text:p>
      <text:p text:style-name="P12"><text:span text:style-name="T20"><text:s text:c="6"/>it </text:span><text:span text:style-name="T11">"should have an option to upload an image for a collection"</text:span></text:p>
      <text:p text:style-name="P12"><text:span text:style-name="T20"><text:s text:c="6"/>it </text:span><text:span text:style-name="T11">"should create collection without title"</text:span></text:p>
      <text:p text:style-name="P12"><text:span text:style-name="T20"><text:s text:c="6"/>it </text:span><text:span text:style-name="T11">"should edit collection with valid parameters"</text:span></text:p>
      <text:p text:style-name="P12"><text:span text:style-name="T20"><text:s text:c="6"/>it </text:span><text:span text:style-name="T11">"can upload valid photo"</text:span></text:p>
      <text:p text:style-name="P12"><text:span text:style-name="T20"><text:s text:c="6"/>it </text:span><text:span text:style-name="T11">"pictures with invalid extensions should not be uploaded"</text:span></text:p>
      <text:p text:style-name="P12"><text:span text:style-name="T11"/></text:p>
      <text:p text:style-name="P12"><text:span text:style-name="T20">'show collection'</text:span></text:p>
      <text:p text:style-name="P12"><text:span text:style-name="T20"><text:s text:c="8"/>it </text:span><text:span text:style-name="T11">"should not display collection page for unsigned user"</text:span></text:p>
      <text:p text:style-name="P12"><text:span text:style-name="T20"><text:s text:c="8"/>it </text:span><text:span text:style-name="T11">"should not display private collection page for unauthenticated user"</text:span></text:p>
      <text:p text:style-name="P12"><text:span text:style-name="T20"><text:s text:c="8"/>it </text:span><text:span text:style-name="T11">"should display collection title"</text:span></text:p>
      <text:p text:style-name="P12"><text:span text:style-name="T20"><text:s text:c="8"/>it </text:span><text:span text:style-name="T11">"should display collection description"</text:span></text:p>
      <text:p text:style-name="P12"><text:span text:style-name="T20"><text:s text:c="8"/>it </text:span><text:span text:style-name="T11">"should display edit collection link for collection owned by current user"</text:span></text:p>
      <text:p text:style-name="P12"><text:span text:style-name="T20"><text:s text:c="8"/>it </text:span><text:span text:style-name="T11">"should display link to the owner of collection"</text:span></text:p>
      <text:p text:style-name="P12"><text:span text:style-name="T20"><text:s text:c="8"/>it </text:span><text:span text:style-name="T11">"should have collection creation date"</text:span></text:p>
      <text:p text:style-name="P12"><text:span text:style-name="T20"><text:s text:c="8"/>it </text:span><text:span text:style-name="T11">"should have no books found string if there is no books"</text:span></text:p>
      <text:p text:style-name="P12"><text:span text:style-name="T11"/></text:p>
      <text:p text:style-name="P12"><text:span text:style-name="T20">'index'</text:span></text:p>
      <text:p text:style-name="P12"><text:span text:style-name="T20"><text:s text:c="8"/>it </text:span><text:span text:style-name="T11">"should list all public collections"</text:span></text:p>
      <text:p text:style-name="P12"><text:span text:style-name="T20"><text:s text:c="8"/>it </text:span><text:span text:style-name="T11">"should have pagination bar"</text:span></text:p>
      <text:p text:style-name="P12"><text:span text:style-name="T20"><text:s text:c="8"/>it </text:span><text:span text:style-name="T11">"should have an open link for each collection"</text:span></text:p>
      <text:p text:style-name="P12"><text:span text:style-name="T20"><text:s text:c="8"/>it </text:span><text:span text:style-name="T11">"should have description for each collection"</text:span></text:p>
      <text:p text:style-name="P12"><text:span text:style-name="T20"><text:s text:c="8"/>it </text:span><text:span text:style-name="T11">"should have owner for each collection"</text:span></text:p>
      <text:p text:style-name="P12"><text:span text:style-name="T20"><text:s text:c="8"/>it </text:span><text:span text:style-name="T11">"should display creation date of each collection"</text:span></text:p>
      <text:p text:style-name="P12"><text:span text:style-name="T20"><text:s text:c="8"/>it </text:span><text:span text:style-name="T11">"should display number of books of each collection"</text:span></text:p>
      <text:p text:style-name="P12"><text:span text:style-name="T20"><text:s text:c="8"/>it </text:span><text:span text:style-name="T11">"should have an image for each collection"</text:span></text:p>
      <text:p text:style-name="P12"><text:span text:style-name="T20"><text:s text:c="8"/>it </text:span><text:span text:style-name="T11">"should have search bar"</text:span></text:p>
      <text:p text:style-name="P12"><text:span text:style-name="T20"><text:s text:c="8"/>it </text:span><text:span text:style-name="T11">"should search for collections by title"</text:span></text:p>
      <text:p text:style-name="P12"><text:span text:style-name="T11"><text:s text:c="4"/></text:span><text:span text:style-name="T20"><text:s text:c="4"/>it </text:span><text:span text:style-name="T11">"should have display sort options for collections"</text:span></text:p>
      <text:p text:style-name="P12"><text:span text:style-name="T20"><text:s text:c="8"/>it </text:span><text:span text:style-name="T11">"should have sort features"</text:span></text:p>
      <text:p text:style-name="P12"><text:span text:style-name="T20"><text:s text:c="8"/>it </text:span><text:span text:style-name="T11">"should sort by rate desc"</text:span></text:p>
      <text:p text:style-name="P12"><text:span text:style-name="T20"><text:s text:c="8"/>it </text:span><text:span text:style-name="T11">"should sort by rate asc"</text:span></text:p>
      <text:p text:style-name="P12"><text:span text:style-name="T20"><text:s text:c="8"/>it </text:span><text:span text:style-name="T11">"should sort by title desc"</text:span></text:p>
      <text:p text:style-name="P36"><text:span text:style-name="T20"><text:s text:c="8"/>it </text:span><text:span text:style-name="T11">"should sort by title asc"</text:span></text:p>
      <text:p text:style-name="P12"><text:span text:style-name="T11"/></text:p>
      <text:p text:style-name="P21">Comments Controller</text:p>
      <text:p text:style-name="P10"><text:s text:c="6"/>it <text:span text:style-name="T9">"should create comment with valid parameters"</text:span></text:p>
      <text:p text:style-name="P10"><text:s text:c="6"/>it <text:span text:style-name="T9">"should not create comment with invalid parameters"</text:span></text:p>
      <text:p text:style-name="P10"><text:s text:c="6"/>it <text:span text:style-name="T9">"should create comment with valid parameters"</text:span></text:p>
      <text:p text:style-name="P10"><text:s text:c="6"/>it <text:span text:style-name="T9">"should not create comment with invalid parameters"</text:span></text:p>
      <text:p text:style-name="P10"><text:span text:style-name="T9"/></text:p>
      <text:p text:style-name="P10">'reply on book comment'</text:p>
      <text:p text:style-name="P10"><text:s text:c="6"/>it <text:span text:style-name="T9">"should create reply with valid parameters"</text:span></text:p>
      <text:p text:style-name="P10"><text:s text:c="6"/>it <text:span text:style-name="T9">"should not create reply with invalid parameters"</text:span></text:p>
      <text:p text:style-name="P10"><text:span text:style-name="T9"/></text:p>
      <text:p text:style-name="P10">'reply on collection comment'</text:p>
      <text:p text:style-name="P10"><text:s text:c="6"/>it <text:span text:style-name="T9">"should create reply with valid parameters"</text:span></text:p>
      <text:p text:style-name="P10"><text:soft-page-break/><text:span text:style-name="T9"><text:s text:c="6"/></text:span>it<text:span text:style-name="T9"> "should not create reply with invalid parameters"</text:span></text:p>
      <text:p text:style-name="P10"><text:span text:style-name="T9"/></text:p>
      <text:p text:style-name="P10">'book comment'</text:p>
      <text:p text:style-name="P10"><text:s text:c="6"/>it <text:span text:style-name="T9">"should delete comment"</text:span></text:p>
      <text:p text:style-name="P4"><text:span text:style-name="T2"><text:s text:c="6"/></text:span><text:span text:style-name="T7">it </text:span><text:span text:style-name="T12">"should not delete comment with replies"</text:span></text:p>
      <text:p text:style-name="P4"><text:span text:style-name="T1"><text:s text:c="4"/></text:span><text:span text:style-name="T4"><text:s text:c="2"/></text:span><text:span text:style-name="T3">it </text:span><text:span text:style-name="T11">"should delete reply"</text:span></text:p>
      <text:p text:style-name="P4"><text:span text:style-name="T11"/></text:p>
      <text:p text:style-name="P4"><text:span text:style-name="T3">'collection comment'</text:span></text:p>
      <text:p text:style-name="P10"><text:s text:c="6"/>it <text:span text:style-name="T9">"should delete comment"</text:span></text:p>
      <text:p text:style-name="P4"><text:span text:style-name="T2"><text:s text:c="6"/></text:span><text:span text:style-name="T7">it </text:span><text:span text:style-name="T12">"should not delete comment with replies"</text:span></text:p>
      <text:p text:style-name="P33"><text:span text:style-name="T3"><text:s text:c="4"/></text:span><text:span text:style-name="T4"><text:s text:c="2"/></text:span><text:span text:style-name="T3">it </text:span><text:span text:style-name="T11">"should delete reply"</text:span></text:p>
      <text:p text:style-name="P4"><text:span text:style-name="T11"/></text:p>
      <text:p text:style-name="P20"><text:span text:style-name="T22">Pages Controller</text:span></text:p>
      <text:p text:style-name="P13"><text:span text:style-name="T22"/></text:p>
      <text:p text:style-name="P13"><text:span text:style-name="T20">'contact'</text:span></text:p>
      <text:p text:style-name="P13"><text:span text:style-name="T20"><text:s text:c="4"/>it </text:span><text:span text:style-name="T11">"returns http success"</text:span></text:p>
      <text:p text:style-name="P13"><text:span text:style-name="T20"><text:s text:c="4"/>it </text:span><text:span text:style-name="T11">"should not send email without sender name"</text:span></text:p>
      <text:p text:style-name="P13"><text:span text:style-name="T20"><text:s text:c="4"/>it </text:span><text:span text:style-name="T11">"should not send email without sender email"</text:span></text:p>
      <text:p text:style-name="P13"><text:span text:style-name="T20"><text:s text:c="4"/>it </text:span><text:span text:style-name="T11">"should not send email with invalid email"</text:span></text:p>
      <text:p text:style-name="P13"><text:span text:style-name="T20"><text:s text:c="4"/>it </text:span><text:span text:style-name="T11">"should not send email without subject"</text:span></text:p>
      <text:p text:style-name="P13"><text:span text:style-name="T20"><text:s text:c="4"/>it </text:span><text:span text:style-name="T11">"should not send email without body"</text:span></text:p>
      <text:p text:style-name="P13"><text:span text:style-name="T20"><text:s text:c="4"/>it </text:span><text:span text:style-name="T11">"should send email with valid parameters"</text:span></text:p>
      <text:p text:style-name="P13"><text:span text:style-name="T11"/></text:p>
      <text:p text:style-name="P13"><text:span text:style-name="T20">'about'</text:span></text:p>
      <text:p text:style-name="P13"><text:span text:style-name="T20"><text:s text:c="4"/>it </text:span><text:span text:style-name="T11">"returns http success"</text:span></text:p>
      <text:p text:style-name="P13"><text:span text:style-name="T20"><text:s/></text:span><text:span text:style-name="T17"><text:s text:c="3"/></text:span><text:span text:style-name="T20">it</text:span><text:span text:style-name="T24"> "should contain first paragraph"</text:span></text:p>
      <text:p text:style-name="P13"><text:span text:style-name="T20"><text:tab/>Description: </text:span><text:span text:style-name="T21">first paragraph contains brief description about BHL project.</text:span></text:p>
      <text:p text:style-name="P27"><text:span text:style-name="T20"><text:s text:c="3"/></text:span><text:span text:style-name="T24"><text:s/></text:span><text:span text:style-name="T3">it</text:span><text:span text:style-name="T24"> "should contain second paragraph"</text:span></text:p>
      <text:p text:style-name="P13"><text:span text:style-name="T20"><text:tab/>Description: </text:span><text:span text:style-name="T21">second paragraph describes briefly the role of Alexandria <text:tab/><text:tab/><text:tab/>library in BHL project.</text:span></text:p>
      <text:p text:style-name="P13"><text:span text:style-name="T20"><text:s text:c="4"/>it </text:span><text:span text:style-name="T11">"should contain the link of library home page"</text:span></text:p>
      <text:p text:style-name="P13"><text:span text:style-name="T11"/></text:p>
      <text:p text:style-name="P13"><text:span text:style-name="T20">'home'</text:span></text:p>
      <text:p text:style-name="P13"><text:span text:style-name="T20"><text:s text:c="4"/>it </text:span><text:span text:style-name="T11">"returns http success"</text:span></text:p>
      <text:p text:style-name="P13"><text:span text:style-name="T20"><text:s text:c="4"/>it </text:span><text:span text:style-name="T11">"should have info part"</text:span></text:p>
      <text:p text:style-name="P13"><text:span text:style-name="T20"><text:s text:c="4"/>it </text:span><text:span text:style-name="T11">"should have books number"</text:span></text:p>
      <text:p text:style-name="P13"><text:span text:style-name="T20"><text:s text:c="4"/>it </text:span><text:span text:style-name="T11">"should have authors number"</text:span></text:p>
      <text:p text:style-name="P13"><text:span text:style-name="T20"><text:s text:c="4"/>it </text:span><text:span text:style-name="T11">"should have tagged species number"</text:span></text:p>
      <text:p text:style-name="P13"><text:span text:style-name="T20"><text:s text:c="4"/>it </text:span><text:span text:style-name="T11">"should have top collections part"</text:span></text:p>
      <text:p text:style-name="P13"><text:span text:style-name="T20"><text:s text:c="4"/>it </text:span><text:span text:style-name="T11">"should have top rated collections"</text:span></text:p>
      <text:p text:style-name="P13"><text:span text:style-name="T20"><text:s text:c="4"/>it </text:span><text:span text:style-name="T11">"should not have more then 5 collections"</text:span></text:p>
      <text:p text:style-name="P13"><text:span text:style-name="T20"><text:s text:c="4"/>it </text:span><text:span text:style-name="T11">"should have title that link to collection index page with sort_type = rate"</text:span></text:p>
      <text:p text:style-name="P13"><text:span text:style-name="T20"><text:s text:c="4"/>it </text:span><text:span text:style-name="T11">"should have image with link"</text:span></text:p>
      <text:p text:style-name="P13"><text:span text:style-name="T20"><text:s text:c="4"/>it </text:span><text:span text:style-name="T11">"should have title with link"</text:span></text:p>
      <text:p text:style-name="P13"><text:span text:style-name="T20"><text:s text:c="4"/>it </text:span><text:span text:style-name="T11">"should have author name"</text:span></text:p>
      <text:p text:style-name="P13"><text:span text:style-name="T20"><text:s text:c="4"/>it </text:span><text:span text:style-name="T11">"should have most viewed tab"</text:span></text:p>
      <text:p text:style-name="P13"><text:span text:style-name="T20"><text:s text:c="4"/>it </text:span><text:span text:style-name="T11">"should have more link"</text:span></text:p>
      <text:p text:style-name="P13"><text:span text:style-name="T20"><text:s text:c="4"/>it </text:span><text:span text:style-name="T11">"should have books ordered by most viewed"</text:span></text:p>
      <text:p text:style-name="P13"><text:span text:style-name="T20"><text:s text:c="4"/>it </text:span><text:span text:style-name="T11">"should have volume title with link"</text:span></text:p>
      <text:p text:style-name="P13"><text:span text:style-name="T20"><text:s text:c="4"/>it </text:span><text:span text:style-name="T11">"should have volume image with link"</text:span></text:p>
      <text:p text:style-name="P13"><text:span text:style-name="T20"><text:s text:c="4"/>it </text:span><text:span text:style-name="T11">"should have top rated tab"</text:span></text:p>
      <text:p text:style-name="P13"><text:span text:style-name="T20"><text:s text:c="4"/>it </text:span><text:span text:style-name="T11">"should have more link"</text:span></text:p>
      <text:p text:style-name="P13"><text:span text:style-name="T20"><text:s text:c="4"/>it </text:span><text:span text:style-name="T11">"should have top rated books"</text:span></text:p>
      <text:p text:style-name="P13"><text:span text:style-name="T20"><text:s text:c="4"/>it </text:span><text:span text:style-name="T11">"should have volume title with link"</text:span></text:p>
      <text:p text:style-name="P13"><text:span text:style-name="T20"><text:s text:c="4"/>it </text:span><text:span text:style-name="T11">"should have top volume image with link"</text:span></text:p>
      <text:p text:style-name="P13"><text:span text:style-name="T20"><text:s text:c="4"/>it </text:span><text:span text:style-name="T11">"should have activities log part"</text:span></text:p>
      <text:p text:style-name="P13"><text:soft-page-break/><text:span text:style-name="T20"><text:s text:c="4"/>it </text:span><text:span text:style-name="T11">"should display the number of activities"</text:span></text:p>
      <text:p text:style-name="P13"><text:span text:style-name="T20"><text:s text:c="4"/>it </text:span><text:span text:style-name="T11">"should have facebook sharer icon"</text:span></text:p>
      <text:p text:style-name="P13"><text:span text:style-name="T20"><text:s text:c="4"/>it </text:span><text:span text:style-name="T11">"should have facebook sharer link"</text:span></text:p>
      <text:p text:style-name="P13"><text:span text:style-name="T20"><text:s text:c="4"/>it </text:span><text:span text:style-name="T11">"should have facebook sharer script"</text:span></text:p>
      <text:p text:style-name="P13"><text:span text:style-name="T20"><text:s text:c="4"/>it </text:span><text:span text:style-name="T11">"should have twitter sharer icon"</text:span></text:p>
      <text:p text:style-name="P38"><text:span text:style-name="T20"><text:s text:c="4"/>it </text:span><text:span text:style-name="T11">"should have twitter sharer link"</text:span></text:p>
      <text:p text:style-name="P13"><text:span text:style-name="T11"/></text:p>
      <text:p text:style-name="P20"><text:span text:style-name="T22">Users Controller</text:span></text:p>
      <text:p text:style-name="P13"><text:span text:style-name="T11"/></text:p>
      <text:p text:style-name="P13"><text:span text:style-name="T11"/></text:p>
      <text:p text:style-name="P12"><text:span text:style-name="T20">'new'</text:span></text:p>
      <text:p text:style-name="P13"><text:span text:style-name="T20"><text:s text:c="4"/>it </text:span><text:span text:style-name="T11">"returns http success"</text:span></text:p>
      <text:p text:style-name="P13"><text:span text:style-name="T20"><text:s text:c="4"/>it </text:span><text:span text:style-name="T11">'should render new unless logged in'</text:span></text:p>
      <text:p text:style-name="P13"><text:span text:style-name="T11"/></text:p>
      <text:p text:style-name="P12"><text:span text:style-name="T20">'show'</text:span></text:p>
      <text:p text:style-name="P13"><text:span text:style-name="T20"><text:s text:c="4"/>it </text:span><text:span text:style-name="T11">'should render show'</text:span></text:p>
      <text:p text:style-name="P13"><text:span text:style-name="T20"><text:s text:c="4"/>it </text:span><text:span text:style-name="T11">"should link to profile"</text:span></text:p>
      <text:p text:style-name="P13"><text:span text:style-name="T20"><text:s text:c="4"/>it </text:span><text:span text:style-name="T11">"should link to recently_viewed when user is logged in"</text:span></text:p>
      <text:p text:style-name="P13"><text:span text:style-name="T20"><text:s text:c="4"/>it </text:span><text:span text:style-name="T11">"should have recently viewed link"</text:span></text:p>
      <text:p text:style-name="P13"><text:span text:style-name="T20"><text:s text:c="4"/></text:span></text:p>
      <text:p text:style-name="P12"><text:span text:style-name="T20">'recently_viewed'</text:span></text:p>
      <text:p text:style-name="P13"><text:span text:style-name="T20"><text:s text:c="4"/>it </text:span><text:span text:style-name="T11">"should display last visited date"</text:span></text:p>
      <text:p text:style-name="P13"><text:span text:style-name="T20"><text:s text:c="4"/>it </text:span><text:span text:style-name="T11">"should not exists if user is not logged in"</text:span></text:p>
      <text:p text:style-name="P13"><text:span text:style-name="T20"><text:s text:c="4"/>it </text:span><text:span text:style-name="T11">"should have item count equal to the total number of books"</text:span></text:p>
      <text:p text:style-name="P13"><text:span text:style-name="T20"><text:s text:c="4"/>it </text:span><text:span text:style-name="T11">"should have an image for each book"</text:span></text:p>
      <text:p text:style-name="P13"><text:span text:style-name="T20"><text:s text:c="4"/>it </text:span><text:span text:style-name="T11">"should have book title that links for details"</text:span></text:p>
      <text:p text:style-name="P13"><text:span text:style-name="T20"><text:s text:c="4"/>it </text:span><text:span text:style-name="T11">"should have details link for each book"</text:span></text:p>
      <text:p text:style-name="P13"><text:span text:style-name="T20"><text:s text:c="4"/>it </text:span><text:span text:style-name="T11">"should have read link for each book"</text:span></text:p>
      <text:p text:style-name="P13"><text:span text:style-name="T11"/></text:p>
      <text:p text:style-name="P12"><text:span text:style-name="T20">'saved queries'</text:span></text:p>
      <text:p text:style-name="P13"><text:span text:style-name="T20"><text:s text:c="6"/>it </text:span><text:span text:style-name="T11">"should display total number of saved queries"</text:span><text:span text:style-name="T20"> </text:span></text:p>
      <text:p text:style-name="P13"><text:span text:style-name="T20"><text:s text:c="6"/>it </text:span><text:span text:style-name="T11">"should contains query content body"</text:span></text:p>
      <text:p text:style-name="P13"><text:span text:style-name="T20"><text:s text:c="6"/>it </text:span><text:span text:style-name="T11">"should contains show result link for query"</text:span></text:p>
      <text:p text:style-name="P13"><text:span text:style-name="T20"><text:s text:c="6"/>it </text:span><text:span text:style-name="T11">"should contains delete link for each query"</text:span></text:p>
      <text:p text:style-name="P13"><text:span text:style-name="T20"><text:s text:c="6"/>it </text:span><text:span text:style-name="T11">"should have pagination bar"</text:span></text:p>
      <text:p text:style-name="P13"><text:span text:style-name="T11"/></text:p>
      <text:p text:style-name="P12"><text:span text:style-name="T20">'collections'</text:span></text:p>
      <text:p text:style-name="P12"><text:span text:style-name="T20"><text:s text:c="6"/>it </text:span><text:span text:style-name="T11">"should list current user's collections "</text:span></text:p>
      <text:p text:style-name="P12"><text:span text:style-name="T20"><text:s text:c="6"/>it </text:span><text:span text:style-name="T11">"should list public collections of other user"</text:span></text:p>
      <text:p text:style-name="P12"><text:span text:style-name="T20"><text:s text:c="6"/>it </text:span><text:span text:style-name="T11">"should have an open link for public collections of other user"</text:span></text:p>
      <text:p text:style-name="P12"><text:span text:style-name="T20"><text:s text:c="6"/>it </text:span><text:span text:style-name="T11">"should have pagination bar"</text:span></text:p>
      <text:p text:style-name="P12"><text:span text:style-name="T20"><text:s text:c="6"/>it </text:span><text:span text:style-name="T11">"should have an open link for each collection of my collections"</text:span></text:p>
      <text:p text:style-name="P12"><text:span text:style-name="T20"><text:s text:c="6"/>it </text:span><text:span text:style-name="T11">"should have an image for each collection"</text:span></text:p>
      <text:p text:style-name="P12"><text:span text:style-name="T20"><text:s text:c="6"/>it </text:span><text:span text:style-name="T11">"should have delete link for the collections owned by the current user"</text:span></text:p>
      <text:p text:style-name="P12"><text:span text:style-name="T20"><text:s text:c="6"/>it </text:span><text:span text:style-name="T11">"should have added on date in my collections"</text:span></text:p>
      <text:p text:style-name="P12"><text:span text:style-name="T20"><text:s text:c="6"/>it </text:span><text:span text:style-name="T11">"should have added on date in other user collections"</text:span></text:p>
      <text:p text:style-name="P12"><text:span text:style-name="T20"><text:s text:c="6"/>it </text:span><text:span text:style-name="T11">"should have pagination bar"</text:span></text:p>
      <text:p text:style-name="P12"><text:span text:style-name="T20"><text:s text:c="6"/>it </text:span><text:span text:style-name="T11">"should detail link for each collection in my collections"</text:span></text:p>
      <text:p text:style-name="P12"><text:span text:style-name="T20"><text:s text:c="6"/>it </text:span><text:span text:style-name="T11">"should detail link for each collection in other user collections"</text:span></text:p>
      <text:p text:style-name="P12"><text:span text:style-name="T11"/></text:p>
      <text:p text:style-name="P12"><text:span text:style-name="T20">'forgot_password'</text:span></text:p>
      <text:p text:style-name="P12"><text:span text:style-name="T20"><text:s text:c="4"/>it </text:span><text:span text:style-name="T11">'should not render forget_password if logged in'</text:span></text:p>
      <text:p text:style-name="P12"><text:span text:style-name="T11"/></text:p>
      <text:p text:style-name="P12"><text:span text:style-name="T20">'POST recover_password'</text:span></text:p>
      <text:p text:style-name="P12"><text:span text:style-name="T20"><text:s text:c="4"/>it </text:span><text:span text:style-name="T11">'should not render forget_password if logged in'</text:span></text:p>
      <text:p text:style-name="P12"><text:span text:style-name="T20"><text:s text:c="4"/>it </text:span><text:span text:style-name="T11">"should find user by email or flash error if it can't find user by email"</text:span></text:p>
      <text:p text:style-name="P12"><text:span text:style-name="T20"><text:s text:c="4"/>it </text:span><text:span text:style-name="T11">'should change verification activation code if valid email'</text:span></text:p>
      <text:p text:style-name="P12"><text:soft-page-break/><text:span text:style-name="T11"/></text:p>
      <text:p text:style-name="P12"><text:span text:style-name="T20">'create'</text:span></text:p>
      <text:p text:style-name="P12"><text:span text:style-name="T20"><text:s text:c="4"/>it </text:span><text:span text:style-name="T11">'should create a new user if registration is valid'</text:span></text:p>
      <text:p text:style-name="P12"><text:span text:style-name="T11"/></text:p>
      <text:p text:style-name="P12"><text:span text:style-name="T20">'activate'</text:span></text:p>
      <text:p text:style-name="P12"><text:span text:style-name="T20"><text:s text:c="4"/>it </text:span><text:span text:style-name="T11">'new users should be inactive by default'</text:span><text:span text:style-name="T20"> </text:span></text:p>
      <text:p text:style-name="P12"><text:span text:style-name="T20"><text:s text:c="4"/>it </text:span><text:span text:style-name="T11">'should raise flash error and redirect to home page if user is already activated or invalid parameters'</text:span></text:p>
      <text:p text:style-name="P12"><text:span text:style-name="T20"><text:s text:c="4"/>it </text:span><text:span text:style-name="T11">'should activate user and redirect to home page'</text:span></text:p>
      <text:p text:style-name="P12"><text:span text:style-name="T20"><text:s text:c="4"/>it </text:span><text:span text:style-name="T11">'should update active in session variables after activation'</text:span></text:p>
      <text:p text:style-name="P12"><text:span text:style-name="T11"/></text:p>
      <text:p text:style-name="P12"><text:span text:style-name="T20">'logout'</text:span></text:p>
      <text:p text:style-name="P12"><text:span text:style-name="T20"><text:s text:c="4"/>it </text:span><text:span text:style-name="T11">'should reset session and redirect to home page even if user is not logged in'</text:span></text:p>
      <text:p text:style-name="P12"><text:span text:style-name="T11"/></text:p>
      <text:p text:style-name="P12"><text:span text:style-name="T20">'login'</text:span></text:p>
      <text:p text:style-name="P12"><text:span text:style-name="T20"><text:s text:c="4"/>it </text:span><text:span text:style-name="T11">'should redirect to profile page if user is logged in'</text:span></text:p>
      <text:p text:style-name="P12"><text:span text:style-name="T20"><text:s text:c="4"/>it </text:span><text:span text:style-name="T11">'should render login form'</text:span></text:p>
      <text:p text:style-name="P12"><text:span text:style-name="T11"/></text:p>
      <text:p text:style-name="P12"><text:span text:style-name="T20">'validate'</text:span></text:p>
      <text:p text:style-name="P12"><text:span text:style-name="T20"><text:s text:c="4"/>it </text:span><text:span text:style-name="T11">'should redirect to profile page if user is logged in'</text:span></text:p>
      <text:p text:style-name="P12"><text:span text:style-name="T20"><text:s text:c="4"/>it </text:span><text:span text:style-name="T11">'should not validate user, and redirect to login page'</text:span></text:p>
      <text:p text:style-name="P12"><text:span text:style-name="T11"/></text:p>
      <text:p text:style-name="P12"><text:span text:style-name="T20">'reset_password'</text:span></text:p>
      <text:p text:style-name="P12"><text:span text:style-name="T20"><text:s text:c="4"/>it </text:span><text:span text:style-name="T11">'should redirect to profile page if user is logged in'</text:span></text:p>
      <text:p text:style-name="P12"><text:span text:style-name="T20"><text:s text:c="4"/>it </text:span><text:span text:style-name="T11">'should raise error and redirect to root if invalid parameters'</text:span></text:p>
      <text:p text:style-name="P12"><text:span text:style-name="T20"><text:s text:c="4"/>it </text:span><text:span text:style-name="T11">'should render form if parameters are valid'</text:span></text:p>
      <text:p text:style-name="P12"><text:span text:style-name="T11"/></text:p>
      <text:p text:style-name="P12"><text:span text:style-name="T20">'reset_password_action'</text:span></text:p>
      <text:p text:style-name="P12"><text:span text:style-name="T20"><text:s text:c="4"/>it </text:span><text:span text:style-name="T11">'should redirect to profile page if user is logged in'</text:span></text:p>
      <text:p text:style-name="P12"><text:span text:style-name="T20"><text:s text:c="4"/>it </text:span><text:span text:style-name="T11">'should redirect to home page if invalid parameters'</text:span></text:p>
      <text:p text:style-name="P12"><text:span text:style-name="T20"><text:s text:c="4"/>it </text:span><text:span text:style-name="T11">'should apply password validation before update'</text:span></text:p>
      <text:p text:style-name="P12"><text:span text:style-name="T20"><text:s text:c="4"/>it </text:span><text:span text:style-name="T11">'should should change password and redirect to login'</text:span></text:p>
      <text:p text:style-name="P12"><text:span text:style-name="T11"/></text:p>
      <text:p text:style-name="P12"><text:span text:style-name="T20">'edit'</text:span></text:p>
      <text:p text:style-name="P12"><text:span text:style-name="T20"><text:s text:c="4"/>it </text:span><text:span text:style-name="T11">'should redirect to login page if user is not logged_in'</text:span></text:p>
      <text:p text:style-name="P12"><text:span text:style-name="T20"><text:s text:c="4"/>it </text:span><text:span text:style-name="T11">'should redirect to profile page if editing different user'</text:span></text:p>
      <text:p text:style-name="P12"><text:span text:style-name="T20"><text:s text:c="4"/>it </text:span><text:span text:style-name="T11">'should render edit form'</text:span></text:p>
      <text:p text:style-name="P12"><text:span text:style-name="T11"/></text:p>
      <text:p text:style-name="P12"><text:span text:style-name="T20">'activities'</text:span></text:p>
      <text:p text:style-name="P12"><text:span text:style-name="T20"><text:s text:c="8"/>it </text:span><text:span text:style-name="T11">"should display total number of activities"</text:span></text:p>
      <text:p text:style-name="P12"><text:span text:style-name="T20"><text:s text:c="8"/>it </text:span><text:span text:style-name="T11">"should display name of owner of activity"</text:span></text:p>
      <text:p text:style-name="P12"><text:span text:style-name="T20"><text:s text:c="8"/>it </text:span><text:span text:style-name="T11">"should display <text:s/>open link of activity component"</text:span></text:p>
      <text:p text:style-name="P12"><text:span text:style-name="T20"><text:s text:c="8"/>it </text:span><text:span text:style-name="T11">"should have pagination bar"</text:span></text:p>
      <text:p text:style-name="P12"><text:span text:style-name="T11"/></text:p>
      <text:p text:style-name="P12"><text:span text:style-name="T20">'update'</text:span></text:p>
      <text:p text:style-name="P12"><text:span text:style-name="T20"><text:s text:c="6"/>it </text:span><text:span text:style-name="T11">"can upload valid photo"</text:span></text:p>
      <text:p text:style-name="P12"><text:span text:style-name="T20"><text:s text:c="6"/>it </text:span><text:span text:style-name="T11">"pictures with invalid extensions should not be uploaded"</text:span></text:p>
      <text:p text:style-name="P12"><text:span text:style-name="T20"><text:s text:c="6"/>it </text:span><text:span text:style-name="T11">'should redirect to login page if user is not logged_in'</text:span></text:p>
      <text:p text:style-name="P12"><text:span text:style-name="T20"><text:s text:c="6"/>it </text:span><text:span text:style-name="T11">'should redirect to profile page if editing different user'</text:span></text:p>
      <text:p text:style-name="P12"><text:span text:style-name="T20"><text:s text:c="6"/>it </text:span><text:span text:style-name="T11">'should accept modifications even if the password is empty'</text:span></text:p>
      <text:p text:style-name="P12"><text:span text:style-name="T20"><text:s text:c="6"/>it </text:span><text:span text:style-name="T11">'should reject modifications and render edit for invalid password'</text:span></text:p>
      <text:p text:style-name="P12"><text:span text:style-name="T20"><text:s text:c="6"/>it </text:span><text:span text:style-name="T11">'should reject modifications and render edit without entering old password'</text:span><text:span text:style-name="T20"> </text:span></text:p>
      <text:p text:style-name="P36"><text:span text:style-name="T20"><text:s text:c="6"/>it </text:span><text:span text:style-name="T11">'should reject modifications and render edit with invalid old password'</text:span></text:p>
      <text:p text:style-name="P12"><text:span text:style-name="T14"/></text:p>
      <text:p text:style-name="P23"><text:span text:style-name="T20">Helpers</text:span></text:p>
      <text:p text:style-name="P16"><text:soft-page-break/><text:span text:style-name="T20"/></text:p>
      <text:p text:style-name="P20"><text:span text:style-name="T22">Activities Helper</text:span></text:p>
      <text:p text:style-name="P20"><text:span text:style-name="T22"/></text:p>
      <text:p text:style-name="P17"><text:span text:style-name="T22">'all user activities'</text:span></text:p>
      <text:p text:style-name="P11"><text:span text:style-name="T22"><text:s text:c="6"/>it </text:span><text:span text:style-name="T12">"should return log activities ordered by time"</text:span></text:p>
      <text:p text:style-name="P11"><text:span text:style-name="T12"/></text:p>
      <text:p text:style-name="P17"><text:span text:style-name="T22">'current user activities'</text:span></text:p>
      <text:p text:style-name="P4"><text:span text:style-name="T3"><text:s text:c="6"/></text:span><text:span text:style-name="T7"><text:s/>it </text:span><text:span text:style-name="T12">"should return only activities has been made by current user"</text:span></text:p>
      <text:p text:style-name="P33"><text:span text:style-name="T7"><text:s text:c="7"/>it </text:span><text:span text:style-name="T12">"should return log activities ordered by time"</text:span></text:p>
      <text:p text:style-name="P20"><text:span text:style-name="T22">Books Helper</text:span></text:p>
      <text:p text:style-name="P20"><text:span text:style-name="T22"/></text:p>
      <text:p text:style-name="P13"><text:span text:style-name="T21">Before testing 1 book has been inserted in test database.</text:span><text:span text:style-name="T26"> </text:span></text:p>
      <text:p text:style-name="P26"><text:span text:style-name="T20"><text:s/></text:span><text:span text:style-name="T3"><text:s text:c="2"/>it </text:span><text:span text:style-name="T24">'should return at least one name'</text:span></text:p>
      <text:p text:style-name="P12"><text:span text:style-name="T20"><text:s text:c="3"/>it </text:span><text:span text:style-name="T24">'should return at least one language'</text:span></text:p>
      <text:p text:style-name="P13"><text:span text:style-name="T20"><text:s text:c="3"/>it </text:span><text:span text:style-name="T24">'should return at least one author'</text:span></text:p>
      <text:p text:style-name="P22"><text:span text:style-name="T20">'</text:span><text:span text:style-name="T22">sort books</text:span><text:span text:style-name="T20">'</text:span></text:p>
      <text:p text:style-name="P12"><text:span text:style-name="T20"><text:s text:c="4"/>it </text:span><text:span text:style-name="T11">'should sort by rate desc'</text:span></text:p>
      <text:p text:style-name="P12"><text:span text:style-name="T20"><text:s text:c="4"/>it </text:span><text:span text:style-name="T11">'should sort by rate asc'</text:span></text:p>
      <text:p text:style-name="P12"><text:span text:style-name="T20"><text:s text:c="4"/>it </text:span><text:span text:style-name="T11">'should sort by views desc'</text:span></text:p>
      <text:p text:style-name="P33"><text:span text:style-name="T3"><text:s text:c="4"/>it </text:span><text:span text:style-name="T11">'should sort by views asc'</text:span></text:p>
      <text:p text:style-name="P12"><text:span text:style-name="T11"/></text:p>
      <text:p text:style-name="P20"><text:span text:style-name="T22">Users Helper</text:span></text:p>
      <text:p text:style-name="P20"><text:span text:style-name="T22"/></text:p>
      <text:p text:style-name="P38"><text:span text:style-name="T20"><text:s text:c="2"/>it </text:span><text:span text:style-name="T11">'should return true/false when user is logged in/out'</text:span></text:p>
      <text:p text:style-name="P13"><text:span text:style-name="T11"/></text:p>
      <text:p text:style-name="P13"><text:span text:style-name="T11"/></text:p>
      <text:p text:style-name="P24"><text:span text:style-name="T20">Integration</text:span></text:p>
      <text:p text:style-name="P12"><text:span text:style-name="T11"/></text:p>
      <text:p text:style-name="P20"><text:span text:style-name="T22">Books</text:span></text:p>
      <text:p text:style-name="P20"><text:span text:style-name="T22"/></text:p>
      <text:p text:style-name="P12"><text:span text:style-name="T20"><text:s text:c="2"/>it </text:span><text:span text:style-name="T11">'should contain tagged species'</text:span></text:p>
      <text:p text:style-name="P12"><text:span text:style-name="T20"><text:s text:c="2"/>it </text:span><text:span text:style-name="T11">'should contain languages'</text:span></text:p>
      <text:p text:style-name="P12"><text:span text:style-name="T20"><text:s text:c="2"/>it </text:span><text:span text:style-name="T11">'should contain authors'</text:span></text:p>
      <text:p text:style-name="P12"><text:span text:style-name="T20"><text:s text:c="2"/>it </text:span><text:span text:style-name="T11">'should contain affiliation'</text:span></text:p>
      <text:p text:style-name="P12"><text:span text:style-name="T20"><text:s text:c="2"/>it </text:span><text:span text:style-name="T11">"should display book image"</text:span></text:p>
      <text:p text:style-name="P12"><text:span text:style-name="T20"><text:s text:c="2"/>it </text:span><text:span text:style-name="T11">"should allow logged in user to rate book"</text:span></text:p>
      <text:p text:style-name="P12"><text:span text:style-name="T20"><text:s text:c="2"/>it </text:span><text:span text:style-name="T11">"should allow the logged in user to edit his rate"</text:span></text:p>
      <text:p text:style-name="P12"><text:span text:style-name="T20"><text:s text:c="2"/>it </text:span><text:span text:style-name="T11">"should have correct total average rate"</text:span></text:p>
      <text:p text:style-name="P12"><text:span text:style-name="T20"><text:s text:c="2"/>it </text:span><text:span text:style-name="T11">"should not allow not logged in user to rate"</text:span></text:p>
      <text:p text:style-name="P12"><text:span text:style-name="T20"><text:s text:c="2"/>it </text:span><text:span text:style-name="T11">"should display open link for each public book collection"</text:span></text:p>
      <text:p text:style-name="P12"><text:span text:style-name="T20"><text:s text:c="2"/>it </text:span><text:span text:style-name="T11">"should display open link for each related book"</text:span></text:p>
      <text:p text:style-name="P12"><text:span text:style-name="T20"><text:s text:c="2"/>it </text:span><text:span text:style-name="T11">"should display open link for each also viewed book"</text:span></text:p>
      <text:p text:style-name="P12"><text:span text:style-name="T20"><text:s text:c="2"/>it </text:span><text:span text:style-name="T11">"should allow logged in user to reply and should increment the number of replies"</text:span></text:p>
      <text:p text:style-name="P12"><text:span text:style-name="T11"/></text:p>
      <text:p text:style-name="P18"><text:span text:style-name="T20">'comments'</text:span></text:p>
      <text:p text:style-name="P12"><text:span text:style-name="T20"><text:s text:c="2"/>it </text:span><text:span text:style-name="T11">"should not display abused replies"</text:span></text:p>
      <text:p text:style-name="P12"><text:span text:style-name="T20"><text:s text:c="2"/>it </text:span><text:span text:style-name="T11">"should have the photo of the owner of the comment"</text:span></text:p>
      <text:p text:style-name="P12"><text:span text:style-name="T20"><text:s text:c="2"/>it </text:span><text:span text:style-name="T11">"should have link to the owner of the comment"</text:span></text:p>
      <text:p text:style-name="P12"><text:span text:style-name="T20"><text:s text:c="2"/>it </text:span><text:span text:style-name="T11">"should have the comment text"</text:span></text:p>
      <text:p text:style-name="P12"><text:span text:style-name="T20"><text:s text:c="2"/>it </text:span><text:span text:style-name="T11">"should not create comment with empty text"</text:span></text:p>
      <text:p text:style-name="P12"><text:span text:style-name="T20"><text:s text:c="2"/>it </text:span><text:span text:style-name="T11">"should display other users comments"</text:span></text:p>
      <text:p text:style-name="P12"><text:soft-page-break/><text:span text:style-name="T20"><text:s text:c="2"/>it </text:span><text:span text:style-name="T11">"should not allow not signed in user to comment"</text:span></text:p>
      <text:p text:style-name="P12"><text:span text:style-name="T20"><text:s text:c="2"/>it </text:span><text:span text:style-name="T11">"should report link and not display abused comments"</text:span></text:p>
      <text:p text:style-name="P12"><text:span text:style-name="T20"><text:s text:c="2"/>it </text:span><text:span text:style-name="T11">"should have delete link for the owner"</text:span></text:p>
      <text:p text:style-name="P12"><text:span text:style-name="T20"><text:s text:c="2"/>it </text:span><text:span text:style-name="T11">"should not have a delete link for any user except the owner"</text:span></text:p>
      <text:p text:style-name="P36"><text:span text:style-name="T20"><text:s text:c="2"/>it </text:span><text:span text:style-name="T11">"should have pagination"</text:span></text:p>
      <text:p text:style-name="P12"><text:span text:style-name="T14"/></text:p>
      <text:p text:style-name="P20"><text:span text:style-name="T22">Collections</text:span></text:p>
      <text:p text:style-name="P12"><text:span text:style-name="T14"/></text:p>
      <text:p text:style-name="P18"><text:span text:style-name="T20">'rate'</text:span></text:p>
      <text:p text:style-name="P12"><text:span text:style-name="T20"><text:s text:c="4"/>it </text:span><text:span text:style-name="T11">"should allow logged in user to rate collection"</text:span></text:p>
      <text:p text:style-name="P12"><text:span text:style-name="T20"><text:s text:c="4"/>it </text:span><text:span text:style-name="T11">"should allow the logged in user to edit his rate"</text:span></text:p>
      <text:p text:style-name="P12"><text:span text:style-name="T20"><text:s text:c="4"/>it </text:span><text:span text:style-name="T11">"should have correct total average rate"</text:span></text:p>
      <text:p text:style-name="P12"><text:span text:style-name="T20"><text:s text:c="4"/>it </text:span><text:span text:style-name="T11">"should not allow not logged in user to rate"</text:span></text:p>
      <text:p text:style-name="P12"><text:span text:style-name="T14"/></text:p>
      <text:p text:style-name="P18"><text:span text:style-name="T20">'add book to collection'</text:span></text:p>
      <text:p text:style-name="P12"><text:span text:style-name="T20"><text:s text:c="4"/>it </text:span><text:span text:style-name="T11">"should not allow signed out user to add book to collection"</text:span></text:p>
      <text:p text:style-name="P12"><text:span text:style-name="T20"><text:s text:c="4"/>it </text:span><text:span text:style-name="T11">"should allow logged in user to add book to new collection"</text:span></text:p>
      <text:p text:style-name="P12"><text:span text:style-name="T20"><text:s text:c="4"/>it </text:span><text:span text:style-name="T11">"should require a title for new collection"</text:span></text:p>
      <text:p text:style-name="P12"><text:span text:style-name="T20"><text:s text:c="4"/>it </text:span><text:span text:style-name="T11">"should have title larger than 4 char"</text:span></text:p>
      <text:p text:style-name="P12"><text:span text:style-name="T20"><text:s text:c="4"/>it </text:span><text:span text:style-name="T11">"should allow logged in user to add book to per-exixsting collection"</text:span></text:p>
      <text:p text:style-name="P12"><text:span text:style-name="T20"><text:s text:c="4"/>it </text:span><text:span text:style-name="T11">"should allow user to choose one of his private collections"</text:span></text:p>
      <text:p text:style-name="P12"><text:span text:style-name="T20"><text:s text:c="4"/>it </text:span><text:span text:style-name="T11">"should not allow user to choose other's collections"</text:span></text:p>
      <text:p text:style-name="P12"><text:span text:style-name="T14"/></text:p>
      <text:p text:style-name="P18"><text:span text:style-name="T20">'reviews'</text:span></text:p>
      <text:p text:style-name="P12"><text:span text:style-name="T20"><text:s text:c="6"/>it </text:span><text:span text:style-name="T11">"should allow logged in user to reply and should increment the number of replies"</text:span></text:p>
      <text:p text:style-name="P12"><text:span text:style-name="T20"><text:s text:c="6"/>it </text:span><text:span text:style-name="T11">"should not display abused replies"</text:span></text:p>
      <text:p text:style-name="P12"><text:span text:style-name="T20"><text:s text:c="6"/>it </text:span><text:span text:style-name="T11">"should have the photo of the owner of the comment"</text:span></text:p>
      <text:p text:style-name="P12"><text:span text:style-name="T20"><text:s text:c="6"/>it </text:span><text:span text:style-name="T11">"should have link to the owner of the comment"</text:span></text:p>
      <text:p text:style-name="P12"><text:span text:style-name="T20"><text:s text:c="6"/>it </text:span><text:span text:style-name="T11">"should have the comment text"</text:span></text:p>
      <text:p text:style-name="P12"><text:span text:style-name="T20"><text:s text:c="6"/>it </text:span><text:span text:style-name="T11">"should not create comment with empty text"</text:span></text:p>
      <text:p text:style-name="P12"><text:span text:style-name="T20"><text:s text:c="6"/>it </text:span><text:span text:style-name="T11">"should display other users comments"</text:span><text:span text:style-name="T20"> </text:span></text:p>
      <text:p text:style-name="P12"><text:span text:style-name="T20"><text:s text:c="6"/>it </text:span><text:span text:style-name="T11">"should not allow not signed in user to comment"</text:span></text:p>
      <text:p text:style-name="P12"><text:span text:style-name="T20"><text:s text:c="6"/>it </text:span><text:span text:style-name="T11">"should report link and not display abused comments"</text:span></text:p>
      <text:p text:style-name="P12"><text:span text:style-name="T20"><text:s text:c="6"/>it </text:span><text:span text:style-name="T11">"should have delete link for the owner"</text:span></text:p>
      <text:p text:style-name="P12"><text:span text:style-name="T20"><text:s text:c="6"/>it </text:span><text:span text:style-name="T11">"should not have a delete link for any user except the owner"</text:span></text:p>
      <text:p text:style-name="P12"><text:span text:style-name="T20"><text:s text:c="6"/>it </text:span><text:span text:style-name="T11">"should have pagination"</text:span></text:p>
      <text:p text:style-name="P12"><text:span text:style-name="T14"/></text:p>
      <text:p text:style-name="P18"><text:span text:style-name="T20">'collection photo'</text:span></text:p>
      <text:p text:style-name="P12"><text:span text:style-name="T20"><text:s text:c="6"/>it </text:span><text:span text:style-name="T11">"should display avatar for collection without delete photo option"</text:span></text:p>
      <text:p text:style-name="P12"><text:span text:style-name="T20"><text:s text:c="6"/>it </text:span><text:span text:style-name="T11">"should display uploaded collection photo with delete photo option for owner user only"</text:span></text:p>
      <text:p text:style-name="P12"><text:span text:style-name="T20"><text:s text:c="6"/>it </text:span><text:span text:style-name="T11">"should delete uploaded collection photo"</text:span></text:p>
      <text:p text:style-name="P36"><text:span text:style-name="T20"><text:s text:c="6"/>it </text:span><text:span text:style-name="T11">"should display uploaded collection photo without delete photo option for non owner user"</text:span></text:p>
      <text:p text:style-name="P12"><text:span text:style-name="T14"/></text:p>
      <text:p text:style-name="P21">Internationalization</text:p>
      <text:p text:style-name="P21"/>
      <text:p text:style-name="P14"><text:span text:style-name="T19"><text:s text:c="7"/>it </text:span><text:span text:style-name="T10">"should allow user to choose a language and default is English"</text:span></text:p>
      <text:p text:style-name="P14"><text:span text:style-name="T19"><text:s text:c="7"/>it </text:span><text:span text:style-name="T10">"should use the user's last login language"</text:span></text:p>
      <text:p text:style-name="P14"><text:span text:style-name="T19"><text:s text:c="7"/>it </text:span><text:span text:style-name="T10">"should use language in the session for not logged in user"</text:span></text:p>
      <text:p text:style-name="P39"><text:span text:style-name="T19"><text:s text:c="7"/>it </text:span><text:span text:style-name="T10">"should render current page with different language when click on the language"</text:span></text:p>
      <text:p text:style-name="P14"><text:span text:style-name="T10"/></text:p>
      <text:p text:style-name="P21">Pages</text:p>
      <text:p text:style-name="P8"><text:soft-page-break/></text:p>
      <text:p text:style-name="P19"><text:span text:style-name="T19">'</text:span>log activity<text:span text:style-name="T19">'</text:span></text:p>
      <text:p text:style-name="P15"><text:span text:style-name="T19"><text:s text:c="4"/>it </text:span><text:span text:style-name="T10">"should display total number of users activities"</text:span></text:p>
      <text:p text:style-name="P15"><text:span text:style-name="T19"><text:s text:c="4"/>it </text:span><text:span text:style-name="T10">"should display open link for each user made an activity"</text:span></text:p>
      <text:p text:style-name="P40"><text:span text:style-name="T19"><text:s text:c="4"/>it </text:span><text:span text:style-name="T10">"should display open link for different types of activities"</text:span></text:p>
      <text:p text:style-name="P19"><text:span text:style-name="T19"/></text:p>
      <text:p text:style-name="P21">Users</text:p>
      <text:p text:style-name="P21"/>
      <text:p text:style-name="P19"><text:span text:style-name="T19">'</text:span>user profile photo<text:span text:style-name="T19">'</text:span></text:p>
      <text:p text:style-name="P14"><text:span text:style-name="T19"><text:s text:c="4"/>it </text:span><text:span text:style-name="T10">"should display avatar for user profile without delete photo option”</text:span></text:p>
      <text:p text:style-name="P14"><text:span text:style-name="T19"><text:s text:c="4"/>it </text:span><text:span text:style-name="T10">"should display uploaded user photo with delete photo option"</text:span><text:span text:style-name="T19"> </text:span></text:p>
      <text:p text:style-name="P14"><text:span text:style-name="T19"><text:s text:c="4"/>it </text:span><text:span text:style-name="T10">"should delete uploaded user photo"</text:span><text:span text:style-name="T19"> </text:span></text:p>
      <text:p text:style-name="P39"><text:span text:style-name="T19"><text:s text:c="4"/>it </text:span><text:span text:style-name="T10">"should display uploaded user photo without delete photo option for other users"</text:span><text:span text:style-name="T19"> </text:span></text:p>
      <text:p text:style-name="P14"><text:span text:style-name="T19"/></text:p>
      <text:p text:style-name="P14"><text:span text:style-name="T19"/></text:p>
      <text:p text:style-name="P25"><text:span text:style-name="T19">Models</text:span></text:p>
      <text:p text:style-name="P25"><text:span text:style-name="T19"/></text:p>
      <text:p text:style-name="P21">Author</text:p>
      <text:p text:style-name="P21"/>
      <text:p text:style-name="P39"><text:span text:style-name="T19"><text:s text:c="6"/>it </text:span><text:span text:style-name="T10">'Should not add duplicate authors'</text:span></text:p>
      <text:p text:style-name="P14"><text:span text:style-name="T10"/></text:p>
      <text:p text:style-name="P21">Hierarchy Entry</text:p>
      <text:p text:style-name="P21"/>
      <text:p text:style-name="P39"><text:span text:style-name="T19"><text:s text:c="7"/>it </text:span><text:span text:style-name="T10">'Should get entries for the first hierarchy'</text:span></text:p>
      <text:p text:style-name="P14"><text:span text:style-name="T10"/></text:p>
      <text:p text:style-name="P21">Hierarchy</text:p>
      <text:p text:style-name="P21"/>
      <text:p text:style-name="P33"><text:span text:style-name="T11"><text:s text:c="7"/></text:span><text:span text:style-name="T2"><text:s text:c="2"/></text:span><text:span text:style-name="T3">it </text:span><text:span text:style-name="T11">'Should get brows able hierarchies'</text:span></text:p>
      <text:p text:style-name="P14"><text:span text:style-name="T10"/></text:p>
      <text:p text:style-name="P21"/>
      <text:p text:style-name="P21">User</text:p>
      <text:p text:style-name="P21"/>
      <text:p text:style-name="P14"><text:span text:style-name="T19"><text:s text:c="9"/>it </text:span><text:span text:style-name="T10">"should have valid factory"</text:span></text:p>
      <text:p text:style-name="P14"><text:span text:style-name="T19"><text:s text:c="9"/>it </text:span><text:span text:style-name="T10">"should require a username"</text:span></text:p>
      <text:p text:style-name="P14"><text:span text:style-name="T10"><text:s text:c="9"/></text:span><text:span text:style-name="T19">it </text:span><text:span text:style-name="T10">"should validate username length"</text:span></text:p>
      <text:p text:style-name="P14"><text:span text:style-name="T19"><text:s text:c="9"/>it </text:span><text:span text:style-name="T10">'should raise error for duplicate username'</text:span></text:p>
      <text:p text:style-name="P14"><text:span text:style-name="T19"><text:s text:c="9"/>it </text:span><text:span text:style-name="T10">"should require an email"</text:span></text:p>
      <text:p text:style-name="P14"><text:span text:style-name="T19"><text:s text:c="9"/>it </text:span><text:span text:style-name="T10">'should raise error for duplicate email'</text:span></text:p>
      <text:p text:style-name="P14"><text:span text:style-name="T10"><text:s text:c="7"/></text:span><text:span text:style-name="T19"><text:s text:c="2"/>it </text:span><text:span text:style-name="T10">'should require email in correct format'</text:span></text:p>
      <text:p text:style-name="P14"><text:span text:style-name="T19"><text:s text:c="9"/>it </text:span><text:span text:style-name="T10">'should require password'</text:span></text:p>
      <text:p text:style-name="P14"><text:span text:style-name="T19"><text:s text:c="9"/>it </text:span><text:span text:style-name="T10">'should validate password length'</text:span></text:p>
      <text:p text:style-name="P14"><text:span text:style-name="T19"><text:s text:c="9"/>it </text:span><text:span text:style-name="T10">'should validate password confirmation'</text:span></text:p>
      <text:p text:style-name="P14"><text:span text:style-name="T13"><text:s text:c="7"/></text:span><text:span text:style-name="T19"><text:s text:c="2"/>it </text:span><text:span text:style-name="T10">'should validate password hash'</text:span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aa </meta:initial-creator>
    <meta:creation-date>2014-02-09T16:00:15</meta:creation-date>
    <meta:generator>LibreOffice/3.5$Linux_x86 LibreOffice_project/350m1$Build-2</meta:generator>
    <dc:date>2014-02-10T14:19:46</dc:date>
    <dc:creator>walaa </dc:creator>
    <meta:editing-duration>PT22H18M45S</meta:editing-duration>
    <meta:editing-cycles>258</meta:editing-cycles>
    <meta:document-statistic meta:table-count="0" meta:image-count="0" meta:object-count="0" meta:page-count="10" meta:paragraph-count="436" meta:word-count="3104" meta:character-count="20183" meta:non-whitespace-character-count="15607"/>
  </office:meta>
</office:document-meta>
</file>